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P2" style:family="paragraph" style:parent-style-name="Standard">
      <style:text-properties style:font-name-complex="Calibri1"/>
    </style:style>
    <style:style style:name="P3" style:family="paragraph" style:parent-style-name="Standard">
      <style:text-properties fo:font-weight="bold" style:font-weight-asian="bold" style:font-name-complex="Calibri1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1">
      <style:text-properties officeooo:rsid="001973ff" officeooo:paragraph-rsid="001973ff"/>
    </style:style>
    <style:style style:name="T1" style:family="text">
      <style:text-properties fo:font-weight="bold" style:font-weight-asian="bold"/>
    </style:style>
    <style:style style:name="T2" style:family="text">
      <style:text-properties style:text-position="super 58%" fo:font-weight="bold" style:font-weight-asian="bold"/>
    </style:style>
    <style:style style:name="T3" style:family="text">
      <style:text-properties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fos de base :</text:p>
      <text:list xml:id="list4244881167" text:style-name="WWNum1">
        <text:list-item>
          <text:p text:style-name="P4">Sexe</text:p>
        </text:list-item>
        <text:list-item>
          <text:p text:style-name="P5">Nom</text:p>
        </text:list-item>
        <text:list-item>
          <text:p text:style-name="P5">Prénom</text:p>
        </text:list-item>
        <text:list-item>
          <text:p text:style-name="P5">@</text:p>
        </text:list-item>
        <text:list-item>
          <text:p text:style-name="P4">Age </text:p>
        </text:list-item>
        <text:list-item>
          <text:p text:style-name="P4">Poids (kg)</text:p>
        </text:list-item>
        <text:list-item>
          <text:p text:style-name="P4">Taille (m)</text:p>
        </text:list-item>
        <text:list-item>
          <text:p text:style-name="P4">Tour de taille (cm)</text:p>
        </text:list-item>
        <text:list-item>
          <text:p text:style-name="P4">Tour de hanches (cm)</text:p>
        </text:list-item>
        <text:list-item>
          <text:p text:style-name="P4">Activité physique journalière (durée en min)</text:p>
        </text:list-item>
      </text:list>
      <text:p text:style-name="Standard"><text:span text:style-name="T1">IMC = poids/taille</text:span><text:span text:style-name="T2">2</text:span></text:p>
      <text:p text:style-name="Standard"><text:span text:style-name="T3">→ </text:span>&lt;18.5 : déficit pondéral</text:p>
      <text:p text:style-name="P2">→ de 18.5 à 24.9 : poids souhaitable</text:p>
      <text:p text:style-name="P2">→ de 25 à 29.9 : surpoids </text:p>
      <text:p text:style-name="P2">→ &gt; 40 obésité massive </text:p>
      <text:p text:style-name="P3">Waist/hip ratio : tour de taille/tour de hanches </text:p>
      <text:p text:style-name="P2">→ &lt;0.8 à 1 : obésité gynoïde </text:p>
      <text:p text:style-name="P2">→ &gt;0.8 à 1 : obésité androïde </text:p>
      <text:p text:style-name="P3">Estimation de la dépense énergétique de repos en 24h : DER</text:p>
      <text:p text:style-name="P2">Femme : Kcal = [0,963 x Poids(kg)0,48 x Taille(m)0,50 x Age(an)-0,13] x (1000/4,1855)</text:p>
      <text:p text:style-name="P2">Homme : Kcal = [1,083 x Poids(kg)0,48 x Taille(m)0,50 x Age(an)-0,13] x (1000/4,1855)</text:p>
      <text:p text:style-name="P3">Activité physique :</text:p>
      <text:p text:style-name="P2">&lt;30 min : très faible </text:p>
      <text:p text:style-name="P2">30 à 60 min : normale/ recommandée<text:bookmark text:name="_GoBack"/></text:p>
      <text:p text:style-name="P2">&gt;60 min : élevé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ïs ALVES</meta:initial-creator>
    <meta:editing-cycles>3</meta:editing-cycles>
    <meta:creation-date>2019-02-09T17:02:00</meta:creation-date>
    <dc:date>2019-02-09T18:52:54.688545622</dc:date>
    <meta:editing-duration>PT47M47S</meta:editing-duration>
    <meta:generator>LibreOffice/6.0.7.3$Linux_X86_64 LibreOffice_project/00m0$Build-3</meta:generator>
    <meta:document-statistic meta:table-count="0" meta:image-count="0" meta:object-count="0" meta:page-count="1" meta:paragraph-count="26" meta:word-count="143" meta:character-count="703" meta:non-whitespace-character-count="5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